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c80d8"/>
    </style:style>
    <style:style style:name="P2" style:family="paragraph" style:parent-style-name="Standard">
      <style:text-properties officeooo:rsid="000c80d8" officeooo:paragraph-rsid="000c80d8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093c47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c80d8" officeooo:paragraph-rsid="000c80d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paragraph-rsid="000c80d8"/>
    </style:style>
    <style:style style:name="T1" style:family="text">
      <style:text-properties officeooo:rsid="00093c47"/>
    </style:style>
    <style:style style:name="T2" style:family="text">
      <style:text-properties officeooo:rsid="000c7c31"/>
    </style:style>
    <style:style style:name="T3" style:family="text">
      <style:text-properties officeooo:rsid="000c80d8"/>
    </style:style>
    <style:style style:name="T4" style:family="text">
      <style:text-properties officeooo:rsid="000e67de"/>
    </style:style>
    <style:style style:name="T5" style:family="text">
      <style:text-properties officeooo:rsid="001038a7"/>
    </style:style>
    <style:style style:name="T6" style:family="text">
      <style:text-properties officeooo:rsid="00110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Einleitung</text:p>
      <text:p text:style-name="Standard"/>
      <text:p text:style-name="Standard">2. Motivation und andere Arbeiten</text:p>
      <text:p text:style-name="Standard"><text:tab/><text:span text:style-name="T5">Wetter/Klima</text:span></text:p>
      <text:p text:style-name="Standard"><text:tab/><text:span text:style-name="T5">SWE model for prototyping</text:span></text:p>
      <text:p text:style-name="Standard"><text:tab/><text:span text:style-name="T5">HPC aspects</text:span></text:p>
      <text:p text:style-name="Standard"/>
      <text:p text:style-name="Standard">3. Grundlagen</text:p>
      <text:p text:style-name="P4"/>
      <text:p text:style-name="P4">3.<text:span text:style-name="T1">1</text:span> <text:span text:style-name="T1">HPC Anforderungen</text:span></text:p>
      <text:p text:style-name="P4"><text:tab/><text:span text:style-name="T1">&gt; Parallelisierung</text:span></text:p>
      <text:p text:style-name="P3"><text:tab/><text:span text:style-name="T1">&gt; Cache</text:span></text:p>
      <text:p text:style-name="P3"><text:tab/><text:span text:style-name="T1">&gt; Speichermodelle</text:span></text:p>
      <text:p text:style-name="P3"><text:tab/><text:span text:style-name="T1">&gt; SIMD (aussen vor)</text:span></text:p>
      <text:p text:style-name="P4"/>
      <text:p text:style-name="P4">3.<text:span text:style-name="T1">2</text:span> SFCs</text:p>
      <text:p text:style-name="P4"><text:tab/>z-kurve (2d/3d) und hilbert-kurve(2d/3d)</text:p>
      <text:p text:style-name="P4"/>
      <text:p text:style-name="P4">3.3 <text:span text:style-name="T1">Shared-memory Parallelisierung</text:span></text:p>
      <text:p text:style-name="P4"><text:tab/>- OpenMP</text:p>
      <text:p text:style-name="P4"/>
      <text:p text:style-name="P3"/>
      <text:p text:style-name="Standard">4 „<text:span text:style-name="T3">Introduction to an existing code“</text:span></text:p>
      <text:p text:style-name="Standard"><text:tab/><text:span text:style-name="T2">Uebersicht ( Referenz auf interne Dokumentation)</text:span></text:p>
      <text:p text:style-name="Standard"><text:tab/>kurze Beschreibung von gengrid_hex, gengrid_cube, build_op und femswe</text:p>
      <text:p text:style-name="Standard"/>
      <text:p text:style-name="P2">5. Optimization strategies and realization</text:p>
      <text:p text:style-name="P5">5.1. SFC</text:p>
      <text:p text:style-name="P5">5.2. Challenges</text:p>
      <text:p text:style-name="P6"><text:span text:style-name="T3">5</text:span>.<text:span text:style-name="T3">3.</text:span> <text:span text:style-name="T3">s</text:span>fc_optimize</text:p>
      <text:p text:style-name="P3"><text:tab/>Umsortieren mit Hilfe von SFC, Look-up Tabellen (fNewFaceId)</text:p>
      <text:p text:style-name="P3"><text:tab/>original, random, 3d-Z, 3d-Hilbert, 2d-Hilbert auf 6 Würfelseiten, first-touch</text:p>
      <text:p text:style-name="P3"/>
      <text:p text:style-name="P3"/>
      <text:p text:style-name="P3"><text:span text:style-name="T6">5.4.</text:span> <text:span text:style-name="T3">Validation / </text:span>Tests zur Korrektheit</text:p>
      <text:p text:style-name="P3"><text:tab/>restart-files</text:p>
      <text:p text:style-name="P3"><text:tab/><text:span text:style-name="T3">bit reproducability</text:span></text:p>
      <text:p text:style-name="P3"/>
      <text:p text:style-name="Standard"/>
      <text:p text:style-name="Standard"><text:span text:style-name="T3">7</text:span>. <text:span text:style-name="T3">Results</text:span></text:p>
      <text:p text:style-name="Standard"><text:span text:style-name="T4">7</text:span>.1 Testumgebung</text:p>
      <text:p text:style-name="Standard"><text:tab/>Beschreibung der Hardware des Mac-Clusters</text:p>
      <text:p text:style-name="P2"><text:span text:style-name="T4">7</text:span>.2. Testziele</text:p>
      <text:p text:style-name="Standard"><text:span text:style-name="T4">7</text:span>.<text:span text:style-name="T3">3.</text:span> Auswertung</text:p>
      <text:p text:style-name="P1"><text:tab/>Cells per seconds</text:p>
      <text:p text:style-name="P1"><text:tab/><text:span text:style-name="T3">L1/L2/L3 </text:span>cach-references/miss</text:p>
      <text:p text:style-name="P1"><text:tab/><text:span text:style-name="T3">Parallelization degrees</text:span></text:p>
      <text:p text:style-name="P1"><text:tab/><text:span text:style-name="T3">Different SFC reorderings</text:span></text:p>
      <text:p text:style-name="P1"/>
      <text:p text:style-name="Standard"><text:span text:style-name="T4">8</text:span>. Fazit</text:p>
      <text:p text:style-name="Standard"/>
      <text:p text:style-name="Standard"><text:span text:style-name="T4">9. Vision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09:14:57</meta:creation-date>
    <meta:generator>LibreOffice/4.2.3.3$Linux_X86_64 LibreOffice_project/420m0$Build-3</meta:generator>
    <dc:date>2014-04-24T16:29:46.337590749</dc:date>
    <meta:editing-duration>PT50M44S</meta:editing-duration>
    <meta:editing-cycles>12</meta:editing-cycles>
    <dc:creator>Martin Schreiber</dc:creator>
    <meta:document-statistic meta:table-count="0" meta:image-count="0" meta:object-count="0" meta:page-count="1" meta:paragraph-count="38" meta:word-count="124" meta:character-count="953" meta:non-whitespace-character-count="845"/>
  </office:meta>
</office:document-meta>
</file>